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><text:a xlink:type="simple" xlink:href="http://www.usq.edu.au?embed&amp;width=400&amp;height=400">text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AU" style:font-name-asian="Tahoma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1$Build-9399</meta:generator>
    <meta:initial-creator>Daniel de Byl</meta:initial-creator>
    <meta:creation-date>2007-08-16T11:07:50</meta:creation-date>
    <dc:language>en-AU</dc:language>
    <meta:editing-cycles>2</meta:editing-cycles>
    <meta:editing-duration>PT00H00M58S</meta:editing-duration>
    <dc:title>test</dc:title>
    <meta:document-statistic meta:table-count="0" meta:image-count="0" meta:object-count="0" meta:page-count="1" meta:paragraph-count="1" meta:word-count="1" meta:character-count="4"/>
    <dc:date>2009-05-19T12:36:31.30</dc:date>
    <dc:creator>Bron Dye</dc:creator>
    <meta:user-defined meta:name="Info 1"/>
    <meta:user-defined meta:name="Info 2"/>
    <meta:user-defined meta:name="Info 3"/>
    <meta:user-defined meta:name="Info 4"/>
  </office:meta>
</office:document-meta>
</file>